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1">
            <text:p>2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20">
            <text:p>20</text:p>
          </table:table-cell>
          <table:table-cell table:style-name="ce17" office:value-type="string">
            <text:p>2023-04-11_10-11-19_000.jpg</text:p>
          </table:table-cell>
          <table:table-cell table:style-name="ce26" office:value-type="string">
            <text:p>:bookmemo / 読んだ本 / 『無宗教こそ日本人の宗教である』 / 著者=島田裕巳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無宗教こそ日本人の宗教である』 / 著者=島田裕巳 /">
            <text:p>:bookmemo / 読んだ本 / 『無宗教こそ日本人の宗教である』 / 著者=島田裕巳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2-08_19-25-44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];[.K3])" office:value-type="string" office:string-value="mid">
            <text:p>mid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 office:value-type="string">
            <text:p>2023-02-08_20-01-28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mid">
            <text:p>mid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2023-02-11_00-37-3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5];[.K5])" office:value-type="string" office:string-value="mid">
            <text:p>mid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2-23_00-18-24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6];[.K6])" office:value-type="string" office:string-value="mid">
            <text:p>mid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2-24_19-25-58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7];[.K7])" office:value-type="string" office:string-value="mid">
            <text:p>mid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2-25_09-03-5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8];[.K8])" office:value-type="string" office:string-value="mid">
            <text:p>mid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2-25_23-18-22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9];[.K9])" office:value-type="string" office:string-value="mid">
            <text:p>mid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2-26_19-30-20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0];[.K10])" office:value-type="string" office:string-value="mid">
            <text:p>mid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2-26_23-16-14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1];[.K11])" office:value-type="string" office:string-value="mid">
            <text:p>mid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17" office:value-type="string">
            <text:p>2023-02-27_20-53-27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2];[.K12])" office:value-type="string" office:string-value="mid">
            <text:p>mid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2023-03-01_19-27-30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3];[.K13])" office:value-type="string" office:string-value="mid">
            <text:p>mid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3-06_19-42-38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4];[.K14])" office:value-type="string" office:string-value="mid">
            <text:p>mid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4-11_00-22-0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5];[.K15])" office:value-type="string" office:string-value="mid">
            <text:p>mid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17" office:value-type="string">
            <text:p>2023-04-11_08-04-39_000.jpg</text:p>
          </table:table-cell>
          <table:table-cell table:style-name="ce26" office:value-type="string">
            <text:p>:m :PHOTO 起きた時刻 / other=30分前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PHOTO 起きた時刻 / other=30分前 / 2023">
            <text:p>:m :PHOTO 起きた時刻 / other=30分前 / 2023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4-11_02-29-0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:PHOTO 寝た時刻 / 2023">
            <text:p>:m :PHOTO 寝た時刻 / 2023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9">
            <text:p>19</text:p>
          </table:table-cell>
          <table:table-cell table:style-name="ce10" office:value-type="string">
            <text:p>2023-04-11_08-07-09_000.jpg</text:p>
          </table:table-cell>
          <table:table-cell table:style-name="ce26" office:value-type="string">
            <text:p>:m #*# / memo:other(m:other) / topic=篠笛：口の形, about=大甲、穴３,content=~,other=~,id=~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1">
            <text:p>21</text:p>
          </table:table-cell>
          <table:table-cell table:style-name="ce17" office:value-type="string">
            <text:p>2023-04-11_12-23-52_000.jpg</text:p>
          </table:table-cell>
          <table:table-cell table:style-name="ce26" office:value-type="string">
            <text:p>:m 1*1 RES / JVEMV6 64#238_maeno / 『微粒子から探る物性七変化』 著者=前野昌弘,校注=~ / p.53 / w=分散コロイド；,topic=物性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string" office:string-value=":m 2*2 RES / JVEMV6 64#257_chokkan_kaminaga / 『直感を裏切る数学』 著者=神永正博,校注=~ / p.33 / w=~,topic=,publisher=~,other=calc+:ガンの人">
            <text:p>:m 2*2 RES / JVEMV6 64#257_chokkan_kaminaga / 『直感を裏切る数学』 著者=神永正博,校注=~ / p.33 / w=~,topic=,publisher=~,other=calc+:ガンの人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3">
            <text:p>23</text:p>
          </table:table-cell>
          <table:table-cell table:style-name="ce18" office:value-type="string">
            <text:p>2023-04-11_16-18-00_000.jpg</text:p>
          </table:table-cell>
          <table:table-cell table:style-name="ce26" office:value-type="string">
            <text:p>:m 1*2 RES / JVEMV6 64#257_chokkan_kaminaga / 『直感を裏切る数学』 著者=神永正博,校注=~ / p.33 / w=~,topic=,publisher=~,other=calc+:ガンの人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1*2 RES / JVEMV6 64#257_chokkan_kaminaga / 『直感を裏切る数学』 著者=神永正博,校注=~ / p.33 / w=~,topic=,publisher=~,other=calc+:ガンの人">
            <text:p>:m 1*2 RES / JVEMV6 64#257_chokkan_kaminaga / 『直感を裏切る数学』 著者=神永正博,校注=~ / p.33 / w=~,topic=,publisher=~,other=calc+:ガンの人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4">
            <text:p>24</text:p>
          </table:table-cell>
          <table:table-cell table:style-name="ce17" office:value-type="string">
            <text:p>2023-04-11_16-18-26_000.jpg</text:p>
          </table:table-cell>
          <table:table-cell table:style-name="ce26" office:value-type="string">
            <text:p>:m 2*2 RES / JVEMV6 64#257_chokkan_kaminaga / 『直感を裏切る数学』 著者=神永正博,校注=~ / p.33 / w=~,topic=,publisher=~,other=calc+:ガンの人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2*2 RES / JVEMV6 64#257_chokkan_kaminaga / 『直感を裏切る数学』 著者=神永正博,校注=~ / p.33 / w=~,topic=,publisher=~,other=calc+:ガンの人">
            <text:p>:m 2*2 RES / JVEMV6 64#257_chokkan_kaminaga / 『直感を裏切る数学』 著者=神永正博,校注=~ / p.33 / w=~,topic=,publisher=~,other=calc+:ガンの人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string">
            <text:p>2023-04-10_21-22-2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17" office:value-type="string">
            <text:p>2023-04-11_13-39-2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食べた物 ">
            <text:p>:m 食べた物 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4-11_07-51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4-11_08-06-39_000.jpg</text:p>
          </table:table-cell>
          <table:table-cell table:style-name="ce26" office:value-type="string">
            <text:p>:tome / (lang=ja) / topic=~ / content=笛；胸の傷；手足が動かない；役割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tome / (lang=ja) / topic=~ / content=笛；胸の傷；手足が動かない；役割">
            <text:p>:tome / (lang=ja) / topic=~ / content=笛；胸の傷；手足が動かない；役割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0" office:value-type="string">
            <text:p>2023-04-11_17-00-36_000.jpg</text:p>
          </table:table-cell>
          <table:table-cell table:style-name="ce26" office:value-type="string">
            <text:p>:m #*# RES / JVEMV6 64#268_hattatsu_sakakihara / 『脳科学と発達障害』 著者=榊原洋一,校注=~ / p.14 / w=ゴルジ；X線造影法；CT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#*# RES / JVEMV6 64#268_hattatsu_sakakihara / 『脳科学と発達障害』 著者=榊原洋一,校注=~ / p.14 / w=ゴルジ；X線造影法；CT,topic=~,publisher=~,other=~">
            <text:p>:m #*# RES / JVEMV6 64#268_hattatsu_sakakihara / 『脳科学と発達障害』 著者=榊原洋一,校注=~ / p.14 / w=ゴルジ；X線造影法；CT,topic=~,publisher=~,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5">
            <text:p>2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1">2023/04/11</text:date>, <text:time>22:1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1T22:11:00.50</dc:date>
    <dc:creator>岩淵 謙</dc:creator>
    <meta:editing-duration>P55DT16H9M58S</meta:editing-duration>
    <meta:editing-cycles>18089</meta:editing-cycles>
    <meta:document-statistic meta:table-count="2" meta:cell-count="936" meta:object-count="0"/>
    <meta:user-defined meta:name="qrichtext">1</meta:user-defined>
  </office:meta>
</office:document-meta>
</file>